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Dear Editors,</text:p>
      <text:p text:style-name="Text_20_body"/>
      <text:p text:style-name="Text_20_body">I think that the proposed paper will arouse your interest, it concerns environmental and soil science and contains elements of computational methods, computer graphics and visualization.</text:p>
      <text:p text:style-name="Text_20_body">Although the work is based on my master's thesis and Ph.D. dissertation, completed back in 1992-1993, it seems to me that its results have not lost their relevance.</text:p>
      <text:p text:style-name="Text_20_body">The work has never been submitted for publication.</text:p>
      <text:p text:style-name="Text_20_body">The developed software (Turbo Pascal, total size 0.4 MB!) still runs on a modern computer inside DOSBox application. Finite element method execution, which used to take a significant amount of time on Intel, now takes seconds.</text:p>
      <text:p text:style-name="Text_20_body"/>
      <text:p text:style-name="Text_20_body">Sincerely,</text:p>
      <text:p text:style-name="Text_20_body">Igor Ratne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gor Ratnere</meta:initial-creator>
    <meta:creation-date>2021-06-11T14:05:00</meta:creation-date>
    <dc:date>2021-06-12T18:04:49</dc:date>
    <dc:creator>Igor Ratnere</dc:creator>
    <meta:editing-duration>P1DT3H13M1S</meta:editing-duration>
    <meta:editing-cycles>7</meta:editing-cycles>
    <meta:generator>OpenOffice/4.1.10$Unix OpenOffice.org_project/4110m2$Build-9807</meta:generator>
    <meta:document-statistic meta:table-count="0" meta:image-count="0" meta:object-count="0" meta:page-count="1" meta:paragraph-count="7" meta:word-count="103" meta:character-count="662"/>
  </office:meta>
</office:document-meta>
</file>